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44.979164mm" fo:page-width="44.97916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8000" draw:opacity="100.0%" draw:stroke="none"/>
    </style:style>
    <style:style style:family="graphic" style:name="style-3">
      <style:graphic-properties draw:fill="solid" draw:fill-color="#008000" draw:opacity="100.0%" draw:stroke="none"/>
    </style:style>
    <style:style style:family="graphic" style:name="style-4">
      <style:graphic-properties draw:fill="solid" draw:fill-color="#f2f2f2" draw:opacity="100.0%" draw:opacity-name="gradient-1" draw:stroke="none"/>
    </style:style>
  </office:automatic-styles>
  <office:body>
    <office:drawing>
      <draw:page draw:master-page-name="Default" draw:name="page1" draw:style-name="DP1">
        <draw:g draw:id="svg6055">
          <draw:g draw:id="layer1">
            <draw:rect svg:height="43.568054mm" draw:style-name="style-2" svg:width="43.92083mm" svg:x="0.52916664mm" svg:y="0.61736107mm"/>
            <draw:rect svg:height="43.568054mm" draw:style-name="style-3" svg:width="43.92083mm" svg:x="0.52916664mm" svg:y="0.61736107mm"/>
            <draw:path svg:d="M 291.042 0.0 C 147.74132 0.0 3.4694868E-4 112.44081 3.4694868E-4 263.7565 L 3.4694868E-4 1911.6145 C -0.12686968 1977.6036 34.823914 2038.6888 91.77769 2072.018 C 643.7745 2394.5752 1432.6487 2543.8804 2213.4053 2539.173 C 2938.0615 2534.7085 3747.095 2415.6057 4292.8647 2045.5598 C 4343.717 2010.9152 4374.072 1953.3024 4373.8936 1891.7708 L 4373.8936 263.7565 C 4373.8936 112.44 4226.153 0.0 4082.8518 0.0 L 291.042 0.0 z" svg:height="25.392809mm" draw:style-name="style-4" svg:viewBox="0.0 0.0 4373.894 2539.2808" svg:width="43.73894mm" svg:x="0.6201137mm" svg:y="0.7110677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opacity draw:angle="3495" draw:border="152.28398%" draw:display-name="gradient-1" draw:end="0.0%" draw:name="gradient-1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44.979164mm" fo:page-width="44.97916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